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33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order="0.06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row table:style-name="ro1">
          <table:table-cell table:style-name="ce1"/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office:value-type="string" calcext:value-type="string">
            <text:p>Sourc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ns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9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0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  <table:table-cell office:value-type="string" calcext:value-type="string">
            <text:p>Std module: <text:a xlink:href="https://www.aliexpress.com/item/32246990983.html" xlink:type="simple">https://www.aliexpress.com/item/32246990983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CC2500_MOD6_PA</text:p>
          </table:table-cell>
          <table:table-cell office:value-type="string" calcext:value-type="string">
            <text:p>Long range module: <text:a xlink:href="https://www.aliexpress.com/item/32810257490.html" xlink:type="simple">https://www.aliexpress.com/item/32810257490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95491794.htm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x7mm_P0.8mm</text:p>
          </table:table-cell>
          <table:table-cell office:value-type="string" calcext:value-type="string">
            <text:p>https://www.aliexpress.com/item/32213838233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_SMD_3.0x1.3mm</text:p>
          </table:table-cell>
          <table:table-cell office:value-type="string" calcext:value-type="string">
            <text:p>https://www.aliexpress.com/item/2035036982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4x3</text:p>
          </table:table-cell>
          <table:table-cell office:value-type="string" calcext:value-type="string">
            <text:p>https://www.aliexpress.com/item/1005001412157463.html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, AE2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U.FL_Hirose_U.FL-R-SMT-1_Vertical</text:p>
          </table:table-cell>
          <table:table-cell office:value-type="string" calcext:value-type="string">
            <text:p>https://www.aliexpress.com/item/33059352910.html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JST1.0 3pin</text:p>
          </table:table-cell>
          <table:table-cell office:value-type="string" calcext:value-type="string">
            <text:p>JST_SH_SM03B-SRSS-TB_1x03-1MP_P1.00mm_Horizontal</text:p>
          </table:table-cell>
          <table:table-cell office:value-type="string" calcext:value-type="string">
            <text:p>https://www.aliexpress.com/item/32819231540.html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one PCB parts: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Ufl IPEX1 antenna:</text:p>
          </table:table-cell>
          <table:table-cell table:style-name="Default" table:number-columns-repeated="4"/>
          <table:table-cell table:style-name="Default" office:value-type="string" calcext:value-type="string">
            <text:p>https://www.aliexpress.com/item/4000290422103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0:31:13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9:09:26.174000000</meta:creation-date>
    <dc:date>2021-03-18T10:39:20.266000000</dc:date>
    <meta:editing-duration>PT1H11M35S</meta:editing-duration>
    <meta:editing-cycles>4</meta:editing-cycles>
    <meta:generator>LibreOffice/6.1.4.2$Windows_X86_64 LibreOffice_project/9d0f32d1f0b509096fd65e0d4bec26ddd1938fd3</meta:generator>
    <meta:document-statistic meta:table-count="1" meta:cell-count="103" meta:object-count="0"/>
  </office:meta>
</office:document-meta>
</file>